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2cm" table:align="margins"/>
    </style:style>
    <style:style style:name="Tabella1.A" style:family="table-column">
      <style:table-column-properties style:column-width="2.91cm" style:rel-column-width="15894*"/>
    </style:style>
    <style:style style:name="Tabella1.B" style:family="table-column">
      <style:table-column-properties style:column-width="3.591cm" style:rel-column-width="19613*"/>
    </style:style>
    <style:style style:name="Tabella1.C" style:family="table-column">
      <style:table-column-properties style:column-width="0.51cm" style:rel-column-width="2784*"/>
    </style:style>
    <style:style style:name="Tabella1.D" style:family="table-column">
      <style:table-column-properties style:column-width="4.935cm" style:rel-column-width="26953*"/>
    </style:style>
    <style:style style:name="Tabella1.E" style:family="table-column">
      <style:table-column-properties style:column-width="0.053cm" style:rel-column-width="291*"/>
    </style:style>
    <style:style style:name="Tabella1.1" style:family="table-row">
      <style:table-row-properties style:row-height="1.191cm"/>
    </style:style>
    <style:style style:name="Tabella1.A1" style:family="table-cell">
      <style:table-cell-properties style:vertical-align="" fo:padding="0.049cm" fo:border="none"/>
    </style:style>
    <style:style style:name="Tabella1.2" style:family="table-row">
      <style:table-row-properties style:row-height="5.212cm"/>
    </style:style>
    <style:style style:name="P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afda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afd2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acb72d" officeooo:paragraph-rsid="00acb72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8pt" fo:font-style="normal" style:text-underline-style="none" fo:font-weight="normal" officeooo:rsid="00a9cd75" officeooo:paragraph-rsid="00afd2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10pt" fo:font-style="normal" style:text-underline-style="none" fo:font-weight="normal" officeooo:rsid="001a116f" officeooo:paragraph-rsid="00a9cd7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10pt" fo:font-style="normal" style:text-underline-style="none" fo:font-weight="normal" officeooo:rsid="001a116f" officeooo:paragraph-rsid="00ae231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10pt" fo:font-style="normal" style:text-underline-style="none" fo:font-weight="bold" officeooo:rsid="00a9cd75" officeooo:paragraph-rsid="00afd24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10pt" fo:font-style="normal" style:text-underline-style="none" fo:font-weight="bold" officeooo:rsid="00afd246" officeooo:paragraph-rsid="00afd24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rsid="001a116f" officeooo:paragraph-rsid="00a9cd7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Frame_20_contents">
      <style:paragraph-properties fo:text-align="center" style:justify-single-word="false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Verdana" fo:font-size="10pt" style:font-name-asian="SimSun" style:font-size-asian="10pt" style:font-name-complex="Tahoma" style:font-size-complex="10pt"/>
    </style:style>
    <style:style style:name="P15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afd2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officeooo:rsid="001a116f"/>
    </style:style>
    <style:style style:name="fr1" style:family="graphic" style:parent-style-name="Frame">
      <style:graphic-properties fo:margin-left="0.011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table:number-columns-spanned="2" office:value-type="string">
            <text:p text:style-name="P12"><text:placeholder text:placeholder-type="text">&lt;for each="record in get_report_label(data)"&gt;</text:placeholder></text:p>
            <text:p text:style-name="P6"><text:placeholder text:placeholder-type="text">&lt;for each="counter in range(0, record.get('counter', 1))"&gt;</text:placeholder></text:p>
          </table:table-cell>
          <table:covered-table-cell/>
          <table:table-cell table:style-name="Tabella1.A1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ella1.2">
          <table:table-cell table:style-name="Tabella1.A1" office:value-type="string">
            <text:p text:style-name="P7"/>
            <text:p text:style-name="P7"/>
          </table:table-cell>
          <table:table-cell table:style-name="Tabella1.A1" table:number-columns-spanned="2" office:value-type="string">
            <text:p text:style-name="P3"><text:placeholder text:placeholder-type="text">&lt;load(record, 'frame')&gt;</text:placeholder></text:p>
            <text:p text:style-name="P3"/>
            <text:p text:style-name="P5"><text:s/><text:span text:style-name="T1"><text:placeholder text:placeholder-type="text">&lt;load(record, 'color')&gt;</text:placeholder></text:span></text:p>
            <text:p text:style-name="P3"/>
            <text:p text:style-name="P3"><text:placeholder text:placeholder-type="text">&lt;load(record, 'fabric')&gt;</text:placeholder></text:p>
            <text:p text:style-name="P5"><text:s/></text:p>
            <text:p text:style-name="P3"><text:placeholder text:placeholder-type="text">&lt;load(record, 'canvas')&gt;</text:placeholder></text:p>
            <text:p text:style-name="P3"/>
            <text:p text:style-name="P2"><text:placeholder text:placeholder-type="text">&lt;record.get('q_x_pack', '?')&gt;</text:placeholder></text:p>
          </table:table-cell>
          <table:covered-table-cell/>
          <table:table-cell table:style-name="Tabella1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9">Fabriqué en Italie</text:p>
            <text:p text:style-name="P9"/>
            <text:p text:style-name="P9"><draw:frame draw:style-name="fr1" draw:name="Cornice1" text:anchor-type="as-char" svg:y="-3.09cm" svg:width="3.5cm" svg:height="1.397cm" draw:z-index="0"><draw:text-box><text:p text:style-name="P13"/></draw:text-box></draw:frame></text:p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ella1.A1" office:value-type="string">
            <text:p text:style-name="P14"/>
          </table:table-cell>
        </table:table-row>
      </table:table>
      <text:p text:style-name="P4"/>
      <text:p text:style-name="P4"/>
      <text:p text:style-name="P4"/>
      <text:p text:style-name="P4"/>
      <text:p text:style-name="P10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6-10-14T17:50:34.289268447</dc:date>
    <meta:editing-duration>PT13H10M39S</meta:editing-duration>
    <meta:editing-cycles>160</meta:editing-cycles>
    <meta:generator>LibreOffice/4.3.3.2$Linux_X86_64 LibreOffice_project/430m0$Build-2</meta:generator>
    <dc:creator>gloria </dc:creator>
    <meta:document-statistic meta:table-count="1" meta:image-count="0" meta:object-count="0" meta:page-count="2" meta:paragraph-count="12" meta:word-count="25" meta:character-count="278" meta:non-whitespace-character-count="261"/>
  </office:meta>
</office:document-meta>
</file>